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style:writing-mode="lr-tb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line draw:style-name="gr2" draw:text-style-name="P1" draw:layer="layout" svg:x1="2cm" svg:y1="4.4cm" svg:x2="5.5cm" svg:y2="6.2cm">
          <text:p/>
        </draw:line>
        <draw:frame draw:style-name="gr3" draw:text-style-name="P2" draw:layer="layout" svg:width="7cm" svg:height="0.3cm" svg:x="1.1cm" svg:y="28.2cm">
          <draw:text-box>
            <text:p><text:file-name text:display="full">G:\github\RCC5V\odg\M12_Schaltblock_Cover_250131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circle draw:style-name="gr4" draw:text-style-name="P3" draw:layer="layout" svg:width="0.72cm" svg:height="0.72cm" svg:x="3.14cm" svg:y="5.19cm">
          <text:p/>
        </draw:circle>
        <draw:circle draw:style-name="gr5" draw:text-style-name="P4" draw:layer="layout" svg:width="0.72cm" svg:height="0.72cm" svg:x="4.54cm" svg:y="5.1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frame draw:style-name="gr7" draw:text-style-name="P7" draw:layer="layout" svg:width="1.2cm" svg:height="0.6cm" svg:x="1.7cm" svg:y="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2.89cm">
          <text:p/>
        </draw:circle>
        <draw:circle draw:style-name="gr5" draw:text-style-name="P4" draw:layer="layout" svg:width="0.72cm" svg:height="0.72cm" svg:x="10.7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circle draw:style-name="gr5" draw:text-style-name="P4" draw:layer="layout" svg:width="0.72cm" svg:height="0.72cm" svg:x="13.54cm" svg:y="5.19cm">
          <text:p/>
        </draw:circle>
        <draw:rect draw:style-name="gr8" draw:text-style-name="P8" draw:layer="layout" svg:width="4cm" svg:height="0.6cm" svg:x="10.5cm" svg:y="2cm">
          <text:p/>
        </draw:rect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0.8cm" svg:height="0.6cm" svg:x="13.5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4.4cm" svg:x2="19cm" svg:y2="4.4cm">
          <text:p/>
        </draw:line>
        <draw:rect draw:style-name="gr8" draw:text-style-name="P8" draw:layer="layout" svg:width="4cm" svg:height="3.6cm" svg:x="15cm" svg:y="2.6cm">
          <text:p/>
        </draw:rect>
        <draw:circle draw:style-name="gr5" draw:text-style-name="P4" draw:layer="layout" svg:width="0.72cm" svg:height="0.72cm" draw:transform="rotate (-3.14159265358979) translate (15.96cm 4.76cm)">
          <text:p/>
        </draw:circle>
        <draw:circle draw:style-name="gr4" draw:text-style-name="P3" draw:layer="layout" svg:width="0.72cm" svg:height="0.72cm" draw:transform="rotate (-3.14159265358979) translate (17.36cm 4.76cm)">
          <text:p/>
        </draw:circle>
        <draw:line draw:style-name="gr2" draw:text-style-name="P1" draw:layer="layout" svg:x1="18.5cm" svg:y1="4.4cm" svg:x2="15cm" svg:y2="2.6cm">
          <text:p/>
        </draw:line>
        <draw:circle draw:style-name="gr4" draw:text-style-name="P3" draw:layer="layout" svg:width="0.72cm" svg:height="0.72cm" draw:transform="rotate (-3.14159265358979) translate (17.36cm 3.61cm)">
          <text:p/>
        </draw:circle>
        <draw:circle draw:style-name="gr5" draw:text-style-name="P4" draw:layer="layout" svg:width="0.72cm" svg:height="0.72cm" draw:transform="rotate (-3.14159265358979) translate (15.96cm 3.61cm)">
          <text:p/>
        </draw:circle>
        <draw:rect draw:style-name="gr6" draw:text-style-name="P5" draw:layer="layout" svg:width="4cm" svg:height="0.6cm" svg:x="15cm" svg:y="2cm">
          <text:p/>
        </draw:rect>
        <draw:frame draw:style-name="gr7" draw:text-style-name="P7" draw:layer="layout" svg:width="3.6cm" svg:height="0.4cm" svg:x="15.2cm" svg:y="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6.2cm" svg:x2="9.5cm" svg:y2="4.4cm">
          <text:p/>
        </draw:line>
        <draw:line draw:style-name="gr2" draw:text-style-name="P1" draw:layer="layout" svg:x1="6cm" svg:y1="4.4cm" svg:x2="10cm" svg:y2="4.4cm">
          <text:p/>
        </draw:line>
        <draw:circle draw:style-name="gr4" draw:text-style-name="P3" draw:layer="layout" svg:width="0.72cm" svg:height="0.72cm" draw:transform="rotate (-3.14159265358979) translate (8.36cm 5.91cm)">
          <text:p/>
        </draw:circle>
        <draw:circle draw:style-name="gr5" draw:text-style-name="P4" draw:layer="layout" svg:width="0.72cm" svg:height="0.72cm" draw:transform="rotate (-3.14159265358979) translate (6.96cm 5.91cm)">
          <text:p/>
        </draw:circle>
        <draw:rect draw:style-name="gr6" draw:text-style-name="P5" draw:layer="layout" svg:width="4cm" svg:height="0.6cm" svg:x="6cm" svg:y="2cm">
          <text:p/>
        </draw:rect>
        <draw:frame draw:style-name="gr7" draw:text-style-name="P7" draw:layer="layout" svg:width="3.2cm" svg:height="0.4cm" svg:x="6.4cm" svg:y="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1.1cm" svg:height="0.6cm" svg:x="8.7cm" svg:y="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4.76cm)">
          <text:p/>
        </draw:circle>
        <draw:circle draw:style-name="gr4" draw:text-style-name="P3" draw:layer="layout" svg:width="0.72cm" svg:height="0.72cm" draw:transform="rotate (-3.14159265358979) translate (8.36cm 4.76cm)">
          <text:p/>
        </draw:circle>
        <draw:circle draw:style-name="gr5" draw:text-style-name="P4" draw:layer="layout" svg:width="0.72cm" svg:height="0.72cm" svg:x="1.74cm" svg:y="7.89cm">
          <text:p/>
        </draw:circl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circle draw:style-name="gr5" draw:text-style-name="P4" draw:layer="layout" svg:width="0.72cm" svg:height="0.72cm" svg:x="1.74cm" svg:y="9.04cm">
          <text:p/>
        </draw:circle>
        <draw:circle draw:style-name="gr5" draw:text-style-name="P4" draw:layer="layout" svg:width="0.72cm" svg:height="0.72cm" svg:x="1.74cm" svg:y="10.19cm">
          <text:p/>
        </draw:circle>
        <draw:circle draw:style-name="gr4" draw:text-style-name="P3" draw:layer="layout" svg:width="0.72cm" svg:height="0.72cm" svg:x="3.14cm" svg:y="10.19cm">
          <text:p/>
        </draw:circle>
        <draw:circle draw:style-name="gr5" draw:text-style-name="P4" draw:layer="layout" svg:width="0.72cm" svg:height="0.72cm" svg:x="4.54cm" svg:y="10.19cm">
          <text:p/>
        </draw:circle>
        <draw:rect draw:style-name="gr8" draw:text-style-name="P8" draw:layer="layout" svg:width="4cm" svg:height="0.6cm" svg:x="1.5cm" svg:y="7cm">
          <text:p/>
        </draw:rect>
        <draw:frame draw:style-name="gr7" draw:text-style-name="P7" draw:layer="layout" svg:width="3.6cm" svg:height="0.4cm" svg:x="1.7cm" svg:y="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7.6cm">
          <text:p/>
        </draw:rect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circle draw:style-name="gr5" draw:text-style-name="P4" draw:layer="layout" svg:width="0.72cm" svg:height="0.72cm" svg:x="10.74cm" svg:y="7.89cm">
          <text:p/>
        </draw:circl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circle draw:style-name="gr5" draw:text-style-name="P4" draw:layer="layout" svg:width="0.72cm" svg:height="0.72cm" svg:x="10.74cm" svg:y="9.04cm">
          <text:p/>
        </draw:circle>
        <draw:circle draw:style-name="gr5" draw:text-style-name="P4" draw:layer="layout" svg:width="0.72cm" svg:height="0.72cm" svg:x="10.74cm" svg:y="10.19cm">
          <text:p/>
        </draw:circle>
        <draw:circle draw:style-name="gr4" draw:text-style-name="P3" draw:layer="layout" svg:width="0.72cm" svg:height="0.72cm" svg:x="12.14cm" svg:y="10.19cm">
          <text:p/>
        </draw:circle>
        <draw:circle draw:style-name="gr5" draw:text-style-name="P4" draw:layer="layout" svg:width="0.72cm" svg:height="0.72cm" svg:x="13.54cm" svg:y="10.19cm">
          <text:p/>
        </draw:circle>
        <draw:rect draw:style-name="gr8" draw:text-style-name="P8" draw:layer="layout" svg:width="4cm" svg:height="0.6cm" svg:x="10.5cm" svg:y="7cm">
          <text:p/>
        </draw:rect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2cm" svg:height="0.6cm" svg:x="17.6cm" svg:y="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.74cm" svg:y="22.89cm">
          <text:p/>
        </draw:circle>
        <draw:circle draw:style-name="gr4" draw:text-style-name="P3" draw:layer="layout" svg:width="0.72cm" svg:height="0.72cm" svg:x="3.14cm" svg:y="22.89cm">
          <text:p/>
        </draw:circle>
        <draw:circle draw:style-name="gr5" draw:text-style-name="P4" draw:layer="layout" svg:width="0.72cm" svg:height="0.72cm" svg:x="4.54cm" svg:y="22.89cm">
          <text:p/>
        </draw:circle>
        <draw:rect draw:style-name="gr8" draw:text-style-name="P8" draw:layer="layout" svg:width="4cm" svg:height="0.6cm" svg:x="1.5cm" svg:y="22cm">
          <text:p/>
        </draw:rect>
        <draw:frame draw:style-name="gr7" draw:text-style-name="P9" draw:layer="layout" svg:width="2.4cm" svg:height="0.4cm" svg:x="2.3cm" svg:y="22.1cm">
          <draw:text-box>
            <text:p text:style-name="P6"><text:span text:style-name="T2">W11 Dreiwegweiche</text:span></text:p>
          </draw:text-box>
        </draw:frame>
        <draw:line draw:style-name="gr9" draw:text-style-name="P1" draw:layer="layout" svg:x1="1.4cm" svg:y1="24.4cm" svg:x2="5.6cm" svg:y2="24.4cm">
          <text:p/>
        </draw:line>
        <draw:line draw:style-name="gr9" draw:text-style-name="P1" draw:layer="layout" svg:x1="1.4cm" svg:y1="23.25cm" svg:x2="5.6cm" svg:y2="23.25cm">
          <text:p/>
        </draw:line>
        <draw:line draw:style-name="gr9" draw:text-style-name="P1" draw:layer="layout" svg:x1="1.4cm" svg:y1="25.55cm" svg:x2="5.6cm" svg:y2="25.55cm">
          <text:p/>
        </draw:line>
        <draw:line draw:style-name="gr9" draw:text-style-name="P1" draw:layer="layout" svg:x1="3.5cm" svg:y1="26.1cm" svg:x2="3.5cm" svg:y2="22.7cm">
          <text:p/>
        </draw:line>
        <draw:line draw:style-name="gr9" draw:text-style-name="P1" draw:layer="layout" svg:x1="4.9cm" svg:y1="26.1cm" svg:x2="4.9cm" svg:y2="22.7cm">
          <text:p/>
        </draw:line>
        <draw:line draw:style-name="gr9" draw:text-style-name="P1" draw:layer="layout" svg:x1="2.1cm" svg:y1="26.1cm" svg:x2="2.1cm" svg:y2="22.7cm">
          <text:p/>
        </draw:line>
        <draw:rect draw:style-name="gr8" draw:text-style-name="P8" draw:layer="layout" svg:width="4cm" svg:height="3.6cm" svg:x="1.5cm" svg:y="22.6cm">
          <text:p/>
        </draw:rect>
        <draw:circle draw:style-name="gr5" draw:text-style-name="P4" draw:layer="layout" svg:width="0.72cm" svg:height="0.72cm" svg:x="1.74cm" svg:y="24.04cm">
          <text:p/>
        </draw:circle>
        <draw:circle draw:style-name="gr4" draw:text-style-name="P3" draw:layer="layout" svg:width="0.72cm" svg:height="0.72cm" svg:x="3.14cm" svg:y="24.04cm">
          <text:p/>
        </draw:circle>
        <draw:circle draw:style-name="gr5" draw:text-style-name="P4" draw:layer="layout" svg:width="0.72cm" svg:height="0.72cm" svg:x="4.54cm" svg:y="24.04cm">
          <text:p/>
        </draw:circle>
        <draw:circle draw:style-name="gr5" draw:text-style-name="P4" draw:layer="layout" svg:width="0.72cm" svg:height="0.72cm" svg:x="1.74cm" svg:y="25.19cm">
          <text:p/>
        </draw:circle>
        <draw:circle draw:style-name="gr4" draw:text-style-name="P3" draw:layer="layout" svg:width="0.72cm" svg:height="0.72cm" svg:x="3.14cm" svg:y="25.19cm">
          <text:p/>
        </draw:circle>
        <draw:circle draw:style-name="gr5" draw:text-style-name="P4" draw:layer="layout" svg:width="0.72cm" svg:height="0.72cm" svg:x="4.54cm" svg:y="25.19cm">
          <text:p/>
        </draw:circle>
        <draw:g draw:style-name="gr10">
          <draw:line draw:style-name="gr11" draw:text-style-name="P1" draw:layer="layout" svg:x1="1.8cm" svg:y1="23.25cm" svg:x2="2.4cm" svg:y2="23.25cm">
            <text:p/>
          </draw:line>
          <draw:line draw:style-name="gr11" draw:text-style-name="P1" draw:layer="layout" svg:x1="2.1cm" svg:y1="23.5cm" svg:x2="2.1cm" svg:y2="23cm">
            <text:p/>
          </draw:line>
        </draw:g>
        <draw:g draw:style-name="gr10">
          <draw:line draw:style-name="gr11" draw:text-style-name="P1" draw:layer="layout" svg:x1="3.2cm" svg:y1="23.25cm" svg:x2="3.8cm" svg:y2="23.25cm">
            <text:p/>
          </draw:line>
          <draw:line draw:style-name="gr11" draw:text-style-name="P1" draw:layer="layout" svg:x1="3.5cm" svg:y1="23.5cm" svg:x2="3.5cm" svg:y2="23cm">
            <text:p/>
          </draw:line>
        </draw:g>
        <draw:g draw:style-name="gr10">
          <draw:line draw:style-name="gr11" draw:text-style-name="P1" draw:layer="layout" svg:x1="4.6cm" svg:y1="23.25cm" svg:x2="5.2cm" svg:y2="23.25cm">
            <text:p/>
          </draw:line>
          <draw:line draw:style-name="gr11" draw:text-style-name="P1" draw:layer="layout" svg:x1="4.9cm" svg:y1="23.5cm" svg:x2="4.9cm" svg:y2="23cm">
            <text:p/>
          </draw:line>
        </draw:g>
        <draw:g draw:style-name="gr10">
          <draw:line draw:style-name="gr11" draw:text-style-name="P1" draw:layer="layout" svg:x1="1.8cm" svg:y1="25.55cm" svg:x2="2.4cm" svg:y2="25.55cm">
            <text:p/>
          </draw:line>
          <draw:line draw:style-name="gr11" draw:text-style-name="P1" draw:layer="layout" svg:x1="2.1cm" svg:y1="25.8cm" svg:x2="2.1cm" svg:y2="25.3cm">
            <text:p/>
          </draw:line>
        </draw:g>
        <draw:g draw:style-name="gr10">
          <draw:line draw:style-name="gr11" draw:text-style-name="P1" draw:layer="layout" svg:x1="3.2cm" svg:y1="25.55cm" svg:x2="3.8cm" svg:y2="25.55cm">
            <text:p/>
          </draw:line>
          <draw:line draw:style-name="gr11" draw:text-style-name="P1" draw:layer="layout" svg:x1="3.5cm" svg:y1="25.8cm" svg:x2="3.5cm" svg:y2="25.3cm">
            <text:p/>
          </draw:line>
        </draw:g>
        <draw:g draw:style-name="gr10">
          <draw:line draw:style-name="gr11" draw:text-style-name="P1" draw:layer="layout" svg:x1="4.6cm" svg:y1="25.55cm" svg:x2="5.2cm" svg:y2="25.55cm">
            <text:p/>
          </draw:line>
          <draw:line draw:style-name="gr11" draw:text-style-name="P1" draw:layer="layout" svg:x1="4.9cm" svg:y1="25.8cm" svg:x2="4.9cm" svg:y2="25.3cm">
            <text:p/>
          </draw:line>
        </draw:g>
        <draw:g draw:style-name="gr10">
          <draw:line draw:style-name="gr11" draw:text-style-name="P1" draw:layer="layout" svg:x1="1.8cm" svg:y1="24.4cm" svg:x2="2.4cm" svg:y2="24.4cm">
            <text:p/>
          </draw:line>
          <draw:line draw:style-name="gr11" draw:text-style-name="P1" draw:layer="layout" svg:x1="2.1cm" svg:y1="24.65cm" svg:x2="2.1cm" svg:y2="24.15cm">
            <text:p/>
          </draw:line>
        </draw:g>
        <draw:g draw:style-name="gr10">
          <draw:line draw:style-name="gr11" draw:text-style-name="P1" draw:layer="layout" svg:x1="3.2cm" svg:y1="24.4cm" svg:x2="3.8cm" svg:y2="24.4cm">
            <text:p/>
          </draw:line>
          <draw:line draw:style-name="gr11" draw:text-style-name="P1" draw:layer="layout" svg:x1="3.5cm" svg:y1="24.65cm" svg:x2="3.5cm" svg:y2="24.15cm">
            <text:p/>
          </draw:line>
        </draw:g>
        <draw:g draw:style-name="gr10">
          <draw:line draw:style-name="gr11" draw:text-style-name="P1" draw:layer="layout" svg:x1="4.6cm" svg:y1="24.4cm" svg:x2="5.2cm" svg:y2="24.4cm">
            <text:p/>
          </draw:line>
          <draw:line draw:style-name="gr11" draw:text-style-name="P1" draw:layer="layout" svg:x1="4.9cm" svg:y1="24.65cm" svg:x2="4.9cm" svg:y2="24.15cm">
            <text:p/>
          </draw:line>
        </draw:g>
        <draw:g draw:style-name="gr12">
          <draw:g draw:style-name="gr10">
            <draw:line draw:style-name="gr11" draw:text-style-name="P1" draw:layer="layout" svg:x1="6.7cm" svg:y1="23.25cm" svg:x2="7.3cm" svg:y2="23.25cm">
              <text:p/>
            </draw:line>
            <draw:line draw:style-name="gr11" draw:text-style-name="P1" draw:layer="layout" svg:x1="7cm" svg:y1="23.5cm" svg:x2="7cm" svg:y2="23cm">
              <text:p/>
            </draw:line>
          </draw:g>
          <draw:g draw:style-name="gr10">
            <draw:line draw:style-name="gr11" draw:text-style-name="P1" draw:layer="layout" svg:x1="8.1cm" svg:y1="23.25cm" svg:x2="8.7cm" svg:y2="23.25cm">
              <text:p/>
            </draw:line>
            <draw:line draw:style-name="gr11" draw:text-style-name="P1" draw:layer="layout" svg:x1="8.4cm" svg:y1="23.5cm" svg:x2="8.4cm" svg:y2="23cm">
              <text:p/>
            </draw:line>
          </draw:g>
          <draw:g draw:style-name="gr10">
            <draw:line draw:style-name="gr11" draw:text-style-name="P1" draw:layer="layout" svg:x1="9.5cm" svg:y1="23.25cm" svg:x2="10.1cm" svg:y2="23.25cm">
              <text:p/>
            </draw:line>
            <draw:line draw:style-name="gr11" draw:text-style-name="P1" draw:layer="layout" svg:x1="9.8cm" svg:y1="23.5cm" svg:x2="9.8cm" svg:y2="23cm">
              <text:p/>
            </draw:line>
          </draw:g>
          <draw:g draw:style-name="gr10">
            <draw:line draw:style-name="gr11" draw:text-style-name="P1" draw:layer="layout" svg:x1="6.7cm" svg:y1="25.55cm" svg:x2="7.3cm" svg:y2="25.55cm">
              <text:p/>
            </draw:line>
            <draw:line draw:style-name="gr11" draw:text-style-name="P1" draw:layer="layout" svg:x1="7cm" svg:y1="25.8cm" svg:x2="7cm" svg:y2="25.3cm">
              <text:p/>
            </draw:line>
          </draw:g>
          <draw:g draw:style-name="gr10">
            <draw:line draw:style-name="gr11" draw:text-style-name="P1" draw:layer="layout" svg:x1="8.1cm" svg:y1="25.55cm" svg:x2="8.7cm" svg:y2="25.55cm">
              <text:p/>
            </draw:line>
            <draw:line draw:style-name="gr11" draw:text-style-name="P1" draw:layer="layout" svg:x1="8.4cm" svg:y1="25.8cm" svg:x2="8.4cm" svg:y2="25.3cm">
              <text:p/>
            </draw:line>
          </draw:g>
          <draw:g draw:style-name="gr10">
            <draw:line draw:style-name="gr11" draw:text-style-name="P1" draw:layer="layout" svg:x1="9.5cm" svg:y1="25.55cm" svg:x2="10.1cm" svg:y2="25.55cm">
              <text:p/>
            </draw:line>
            <draw:line draw:style-name="gr11" draw:text-style-name="P1" draw:layer="layout" svg:x1="9.8cm" svg:y1="25.8cm" svg:x2="9.8cm" svg:y2="25.3cm">
              <text:p/>
            </draw:line>
          </draw:g>
          <draw:g draw:style-name="gr10">
            <draw:line draw:style-name="gr11" draw:text-style-name="P1" draw:layer="layout" svg:x1="6.7cm" svg:y1="24.4cm" svg:x2="7.3cm" svg:y2="24.4cm">
              <text:p/>
            </draw:line>
            <draw:line draw:style-name="gr11" draw:text-style-name="P1" draw:layer="layout" svg:x1="7cm" svg:y1="24.65cm" svg:x2="7cm" svg:y2="24.15cm">
              <text:p/>
            </draw:line>
          </draw:g>
          <draw:g draw:style-name="gr10">
            <draw:line draw:style-name="gr11" draw:text-style-name="P1" draw:layer="layout" svg:x1="8.1cm" svg:y1="24.4cm" svg:x2="8.7cm" svg:y2="24.4cm">
              <text:p/>
            </draw:line>
            <draw:line draw:style-name="gr11" draw:text-style-name="P1" draw:layer="layout" svg:x1="8.4cm" svg:y1="24.65cm" svg:x2="8.4cm" svg:y2="24.15cm">
              <text:p/>
            </draw:line>
          </draw:g>
          <draw:g draw:style-name="gr10">
            <draw:line draw:style-name="gr11" draw:text-style-name="P1" draw:layer="layout" svg:x1="9.5cm" svg:y1="24.4cm" svg:x2="10.1cm" svg:y2="24.4cm">
              <text:p/>
            </draw:line>
            <draw:line draw:style-name="gr11" draw:text-style-name="P1" draw:layer="layout" svg:x1="9.8cm" svg:y1="24.65cm" svg:x2="9.8cm" svg:y2="24.15cm">
              <text:p/>
            </draw:line>
          </draw:g>
        </draw:g>
        <draw:g draw:style-name="gr10">
          <draw:line draw:style-name="gr11" draw:text-style-name="P1" draw:layer="layout" svg:x1="3.2cm" svg:y1="3.25cm" svg:x2="3.8cm" svg:y2="3.25cm">
            <text:p/>
          </draw:line>
          <draw:line draw:style-name="gr11" draw:text-style-name="P1" draw:layer="layout" svg:x1="3.5cm" svg:y1="3.5cm" svg:x2="3.5cm" svg:y2="3cm">
            <text:p/>
          </draw:line>
        </draw:g>
        <draw:g draw:style-name="gr10">
          <draw:line draw:style-name="gr11" draw:text-style-name="P1" draw:layer="layout" svg:x1="4.6cm" svg:y1="3.25cm" svg:x2="5.2cm" svg:y2="3.25cm">
            <text:p/>
          </draw:line>
          <draw:line draw:style-name="gr11" draw:text-style-name="P1" draw:layer="layout" svg:x1="4.9cm" svg:y1="3.5cm" svg:x2="4.9cm" svg:y2="3cm">
            <text:p/>
          </draw:line>
        </draw:g>
        <draw:g draw:style-name="gr10">
          <draw:line draw:style-name="gr11" draw:text-style-name="P1" draw:layer="layout" svg:x1="3.2cm" svg:y1="5.55cm" svg:x2="3.8cm" svg:y2="5.55cm">
            <text:p/>
          </draw:line>
          <draw:line draw:style-name="gr11" draw:text-style-name="P1" draw:layer="layout" svg:x1="3.5cm" svg:y1="5.8cm" svg:x2="3.5cm" svg:y2="5.3cm">
            <text:p/>
          </draw:line>
        </draw:g>
        <draw:g draw:style-name="gr10">
          <draw:line draw:style-name="gr11" draw:text-style-name="P1" draw:layer="layout" svg:x1="4.6cm" svg:y1="5.55cm" svg:x2="5.2cm" svg:y2="5.55cm">
            <text:p/>
          </draw:line>
          <draw:line draw:style-name="gr11" draw:text-style-name="P1" draw:layer="layout" svg:x1="4.9cm" svg:y1="5.8cm" svg:x2="4.9cm" svg:y2="5.3cm">
            <text:p/>
          </draw:line>
        </draw:g>
        <draw:g draw:style-name="gr10">
          <draw:line draw:style-name="gr11" draw:text-style-name="P1" draw:layer="layout" svg:x1="3.2cm" svg:y1="4.4cm" svg:x2="3.8cm" svg:y2="4.4cm">
            <text:p/>
          </draw:line>
          <draw:line draw:style-name="gr11" draw:text-style-name="P1" draw:layer="layout" svg:x1="3.5cm" svg:y1="4.65cm" svg:x2="3.5cm" svg:y2="4.15cm">
            <text:p/>
          </draw:line>
        </draw:g>
        <draw:g draw:style-name="gr10">
          <draw:line draw:style-name="gr11" draw:text-style-name="P1" draw:layer="layout" svg:x1="4.6cm" svg:y1="4.4cm" svg:x2="5.2cm" svg:y2="4.4cm">
            <text:p/>
          </draw:line>
          <draw:line draw:style-name="gr11" draw:text-style-name="P1" draw:layer="layout" svg:x1="4.9cm" svg:y1="4.65cm" svg:x2="4.9cm" svg:y2="4.15cm">
            <text:p/>
          </draw:line>
        </draw:g>
        <draw:g draw:style-name="gr10">
          <draw:line draw:style-name="gr11" draw:text-style-name="P1" draw:layer="layout" svg:x1="6.3cm" svg:y1="5.55cm" svg:x2="6.9cm" svg:y2="5.55cm">
            <text:p/>
          </draw:line>
          <draw:line draw:style-name="gr11" draw:text-style-name="P1" draw:layer="layout" svg:x1="6.6cm" svg:y1="5.8cm" svg:x2="6.6cm" svg:y2="5.3cm">
            <text:p/>
          </draw:line>
        </draw:g>
        <draw:g draw:style-name="gr10">
          <draw:line draw:style-name="gr11" draw:text-style-name="P1" draw:layer="layout" svg:x1="7.7cm" svg:y1="5.55cm" svg:x2="8.3cm" svg:y2="5.55cm">
            <text:p/>
          </draw:line>
          <draw:line draw:style-name="gr11" draw:text-style-name="P1" draw:layer="layout" svg:x1="8cm" svg:y1="5.8cm" svg:x2="8cm" svg:y2="5.3cm">
            <text:p/>
          </draw:line>
        </draw:g>
        <draw:g draw:style-name="gr10">
          <draw:line draw:style-name="gr11" draw:text-style-name="P1" draw:layer="layout" svg:x1="6.3cm" svg:y1="4.4cm" svg:x2="6.9cm" svg:y2="4.4cm">
            <text:p/>
          </draw:line>
          <draw:line draw:style-name="gr11" draw:text-style-name="P1" draw:layer="layout" svg:x1="6.6cm" svg:y1="4.65cm" svg:x2="6.6cm" svg:y2="4.15cm">
            <text:p/>
          </draw:line>
        </draw:g>
        <draw:g draw:style-name="gr10">
          <draw:line draw:style-name="gr11" draw:text-style-name="P1" draw:layer="layout" svg:x1="7.7cm" svg:y1="4.4cm" svg:x2="8.3cm" svg:y2="4.4cm">
            <text:p/>
          </draw:line>
          <draw:line draw:style-name="gr11" draw:text-style-name="P1" draw:layer="layout" svg:x1="8cm" svg:y1="4.65cm" svg:x2="8cm" svg:y2="4.15cm">
            <text:p/>
          </draw:line>
        </draw:g>
        <draw:g draw:style-name="gr10">
          <draw:line draw:style-name="gr11" draw:text-style-name="P1" draw:layer="layout" svg:x1="13.6cm" svg:y1="3.25cm" svg:x2="14.2cm" svg:y2="3.25cm">
            <text:p/>
          </draw:line>
          <draw:line draw:style-name="gr11" draw:text-style-name="P1" draw:layer="layout" svg:x1="13.9cm" svg:y1="3.5cm" svg:x2="13.9cm" svg:y2="3cm">
            <text:p/>
          </draw:line>
        </draw:g>
        <draw:g draw:style-name="gr10">
          <draw:line draw:style-name="gr11" draw:text-style-name="P1" draw:layer="layout" svg:x1="13.6cm" svg:y1="5.55cm" svg:x2="14.2cm" svg:y2="5.55cm">
            <text:p/>
          </draw:line>
          <draw:line draw:style-name="gr11" draw:text-style-name="P1" draw:layer="layout" svg:x1="13.9cm" svg:y1="5.8cm" svg:x2="13.9cm" svg:y2="5.3cm">
            <text:p/>
          </draw:line>
        </draw:g>
        <draw:g draw:style-name="gr10">
          <draw:line draw:style-name="gr11" draw:text-style-name="P1" draw:layer="layout" svg:x1="10.8cm" svg:y1="4.4cm" svg:x2="11.4cm" svg:y2="4.4cm">
            <text:p/>
          </draw:line>
          <draw:line draw:style-name="gr11" draw:text-style-name="P1" draw:layer="layout" svg:x1="11.1cm" svg:y1="4.65cm" svg:x2="11.1cm" svg:y2="4.15cm">
            <text:p/>
          </draw:line>
        </draw:g>
        <draw:g draw:style-name="gr10">
          <draw:line draw:style-name="gr11" draw:text-style-name="P1" draw:layer="layout" svg:x1="12.2cm" svg:y1="4.4cm" svg:x2="12.8cm" svg:y2="4.4cm">
            <text:p/>
          </draw:line>
          <draw:line draw:style-name="gr11" draw:text-style-name="P1" draw:layer="layout" svg:x1="12.5cm" svg:y1="4.65cm" svg:x2="12.5cm" svg:y2="4.15cm">
            <text:p/>
          </draw:line>
        </draw:g>
        <draw:g draw:style-name="gr10">
          <draw:line draw:style-name="gr11" draw:text-style-name="P1" draw:layer="layout" svg:x1="15.3cm" svg:y1="3.25cm" svg:x2="15.9cm" svg:y2="3.25cm">
            <text:p/>
          </draw:line>
          <draw:line draw:style-name="gr11" draw:text-style-name="P1" draw:layer="layout" svg:x1="15.6cm" svg:y1="3.5cm" svg:x2="15.6cm" svg:y2="3cm">
            <text:p/>
          </draw:line>
        </draw:g>
        <draw:g draw:style-name="gr10">
          <draw:line draw:style-name="gr11" draw:text-style-name="P1" draw:layer="layout" svg:x1="16.7cm" svg:y1="3.25cm" svg:x2="17.3cm" svg:y2="3.25cm">
            <text:p/>
          </draw:line>
          <draw:line draw:style-name="gr11" draw:text-style-name="P1" draw:layer="layout" svg:x1="17cm" svg:y1="3.5cm" svg:x2="17cm" svg:y2="3cm">
            <text:p/>
          </draw:line>
        </draw:g>
        <draw:g draw:style-name="gr10">
          <draw:line draw:style-name="gr11" draw:text-style-name="P1" draw:layer="layout" svg:x1="15.3cm" svg:y1="4.4cm" svg:x2="15.9cm" svg:y2="4.4cm">
            <text:p/>
          </draw:line>
          <draw:line draw:style-name="gr11" draw:text-style-name="P1" draw:layer="layout" svg:x1="15.6cm" svg:y1="4.65cm" svg:x2="15.6cm" svg:y2="4.15cm">
            <text:p/>
          </draw:line>
        </draw:g>
        <draw:g draw:style-name="gr10">
          <draw:line draw:style-name="gr11" draw:text-style-name="P1" draw:layer="layout" svg:x1="16.7cm" svg:y1="4.4cm" svg:x2="17.3cm" svg:y2="4.4cm">
            <text:p/>
          </draw:line>
          <draw:line draw:style-name="gr11" draw:text-style-name="P1" draw:layer="layout" svg:x1="17cm" svg:y1="4.65cm" svg:x2="17cm" svg:y2="4.15cm">
            <text:p/>
          </draw:line>
        </draw:g>
        <draw:frame draw:style-name="gr7" draw:text-style-name="P7" draw:layer="layout" svg:width="1.5cm" svg:height="0.5cm" svg:x="7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8.25cm" svg:x2="6.9cm" svg:y2="8.25cm">
            <text:p/>
          </draw:line>
          <draw:line draw:style-name="gr11" draw:text-style-name="P1" draw:layer="layout" svg:x1="6.6cm" svg:y1="8.5cm" svg:x2="6.6cm" svg:y2="8cm">
            <text:p/>
          </draw:line>
        </draw:g>
        <draw:g draw:style-name="gr10">
          <draw:line draw:style-name="gr11" draw:text-style-name="P1" draw:layer="layout" svg:x1="7.7cm" svg:y1="8.25cm" svg:x2="8.3cm" svg:y2="8.25cm">
            <text:p/>
          </draw:line>
          <draw:line draw:style-name="gr11" draw:text-style-name="P1" draw:layer="layout" svg:x1="8cm" svg:y1="8.5cm" svg:x2="8cm" svg:y2="8cm">
            <text:p/>
          </draw:line>
        </draw:g>
        <draw:g draw:style-name="gr10">
          <draw:line draw:style-name="gr11" draw:text-style-name="P1" draw:layer="layout" svg:x1="9.1cm" svg:y1="8.25cm" svg:x2="9.7cm" svg:y2="8.25cm">
            <text:p/>
          </draw:line>
          <draw:line draw:style-name="gr11" draw:text-style-name="P1" draw:layer="layout" svg:x1="9.4cm" svg:y1="8.5cm" svg:x2="9.4cm" svg:y2="8cm">
            <text:p/>
          </draw:line>
        </draw:g>
        <draw:g draw:style-name="gr10">
          <draw:line draw:style-name="gr11" draw:text-style-name="P1" draw:layer="layout" svg:x1="6.3cm" svg:y1="10.55cm" svg:x2="6.9cm" svg:y2="10.55cm">
            <text:p/>
          </draw:line>
          <draw:line draw:style-name="gr11" draw:text-style-name="P1" draw:layer="layout" svg:x1="6.6cm" svg:y1="10.8cm" svg:x2="6.6cm" svg:y2="10.3cm">
            <text:p/>
          </draw:line>
        </draw:g>
        <draw:g draw:style-name="gr10">
          <draw:line draw:style-name="gr11" draw:text-style-name="P1" draw:layer="layout" svg:x1="7.7cm" svg:y1="10.55cm" svg:x2="8.3cm" svg:y2="10.55cm">
            <text:p/>
          </draw:line>
          <draw:line draw:style-name="gr11" draw:text-style-name="P1" draw:layer="layout" svg:x1="8cm" svg:y1="10.8cm" svg:x2="8cm" svg:y2="10.3cm">
            <text:p/>
          </draw:line>
        </draw:g>
        <draw:g draw:style-name="gr10">
          <draw:line draw:style-name="gr11" draw:text-style-name="P1" draw:layer="layout" svg:x1="9.1cm" svg:y1="10.55cm" svg:x2="9.7cm" svg:y2="10.55cm">
            <text:p/>
          </draw:line>
          <draw:line draw:style-name="gr11" draw:text-style-name="P1" draw:layer="layout" svg:x1="9.4cm" svg:y1="10.8cm" svg:x2="9.4cm" svg:y2="10.3cm">
            <text:p/>
          </draw:line>
        </draw:g>
        <draw:g draw:style-name="gr10">
          <draw:line draw:style-name="gr11" draw:text-style-name="P1" draw:layer="layout" svg:x1="6.3cm" svg:y1="9.4cm" svg:x2="6.9cm" svg:y2="9.4cm">
            <text:p/>
          </draw:line>
          <draw:line draw:style-name="gr11" draw:text-style-name="P1" draw:layer="layout" svg:x1="6.6cm" svg:y1="9.65cm" svg:x2="6.6cm" svg:y2="9.15cm">
            <text:p/>
          </draw:line>
        </draw:g>
        <draw:g draw:style-name="gr10">
          <draw:line draw:style-name="gr11" draw:text-style-name="P1" draw:layer="layout" svg:x1="1.8cm" svg:y1="8.25cm" svg:x2="2.4cm" svg:y2="8.25cm">
            <text:p/>
          </draw:line>
          <draw:line draw:style-name="gr11" draw:text-style-name="P1" draw:layer="layout" svg:x1="2.1cm" svg:y1="8.5cm" svg:x2="2.1cm" svg:y2="8cm">
            <text:p/>
          </draw:line>
        </draw:g>
        <draw:g draw:style-name="gr10">
          <draw:line draw:style-name="gr11" draw:text-style-name="P1" draw:layer="layout" svg:x1="3.2cm" svg:y1="8.25cm" svg:x2="3.8cm" svg:y2="8.25cm">
            <text:p/>
          </draw:line>
          <draw:line draw:style-name="gr11" draw:text-style-name="P1" draw:layer="layout" svg:x1="3.5cm" svg:y1="8.5cm" svg:x2="3.5cm" svg:y2="8cm">
            <text:p/>
          </draw:line>
        </draw:g>
        <draw:g draw:style-name="gr10">
          <draw:line draw:style-name="gr11" draw:text-style-name="P1" draw:layer="layout" svg:x1="4.6cm" svg:y1="8.25cm" svg:x2="5.2cm" svg:y2="8.25cm">
            <text:p/>
          </draw:line>
          <draw:line draw:style-name="gr11" draw:text-style-name="P1" draw:layer="layout" svg:x1="4.9cm" svg:y1="8.5cm" svg:x2="4.9cm" svg:y2="8cm">
            <text:p/>
          </draw:line>
        </draw:g>
        <draw:g draw:style-name="gr10">
          <draw:line draw:style-name="gr11" draw:text-style-name="P1" draw:layer="layout" svg:x1="1.8cm" svg:y1="10.55cm" svg:x2="2.4cm" svg:y2="10.55cm">
            <text:p/>
          </draw:line>
          <draw:line draw:style-name="gr11" draw:text-style-name="P1" draw:layer="layout" svg:x1="2.1cm" svg:y1="10.8cm" svg:x2="2.1cm" svg:y2="10.3cm">
            <text:p/>
          </draw:line>
        </draw:g>
        <draw:g draw:style-name="gr10">
          <draw:line draw:style-name="gr11" draw:text-style-name="P1" draw:layer="layout" svg:x1="3.2cm" svg:y1="10.55cm" svg:x2="3.8cm" svg:y2="10.55cm">
            <text:p/>
          </draw:line>
          <draw:line draw:style-name="gr11" draw:text-style-name="P1" draw:layer="layout" svg:x1="3.5cm" svg:y1="10.8cm" svg:x2="3.5cm" svg:y2="10.3cm">
            <text:p/>
          </draw:line>
        </draw:g>
        <draw:g draw:style-name="gr10">
          <draw:line draw:style-name="gr11" draw:text-style-name="P1" draw:layer="layout" svg:x1="4.6cm" svg:y1="10.55cm" svg:x2="5.2cm" svg:y2="10.55cm">
            <text:p/>
          </draw:line>
          <draw:line draw:style-name="gr11" draw:text-style-name="P1" draw:layer="layout" svg:x1="4.9cm" svg:y1="10.8cm" svg:x2="4.9cm" svg:y2="10.3cm">
            <text:p/>
          </draw:line>
        </draw:g>
        <draw:g draw:style-name="gr10">
          <draw:line draw:style-name="gr11" draw:text-style-name="P1" draw:layer="layout" svg:x1="1.8cm" svg:y1="9.4cm" svg:x2="2.4cm" svg:y2="9.4cm">
            <text:p/>
          </draw:line>
          <draw:line draw:style-name="gr11" draw:text-style-name="P1" draw:layer="layout" svg:x1="2.1cm" svg:y1="9.65cm" svg:x2="2.1cm" svg:y2="9.15cm">
            <text:p/>
          </draw:line>
        </draw:g>
        <draw:g draw:style-name="gr10">
          <draw:line draw:style-name="gr11" draw:text-style-name="P1" draw:layer="layout" svg:x1="10.8cm" svg:y1="8.25cm" svg:x2="11.4cm" svg:y2="8.25cm">
            <text:p/>
          </draw:line>
          <draw:line draw:style-name="gr11" draw:text-style-name="P1" draw:layer="layout" svg:x1="11.1cm" svg:y1="8.5cm" svg:x2="11.1cm" svg:y2="8cm">
            <text:p/>
          </draw:line>
        </draw:g>
        <draw:g draw:style-name="gr10">
          <draw:line draw:style-name="gr11" draw:text-style-name="P1" draw:layer="layout" svg:x1="12.2cm" svg:y1="8.25cm" svg:x2="12.8cm" svg:y2="8.25cm">
            <text:p/>
          </draw:line>
          <draw:line draw:style-name="gr11" draw:text-style-name="P1" draw:layer="layout" svg:x1="12.5cm" svg:y1="8.5cm" svg:x2="12.5cm" svg:y2="8cm">
            <text:p/>
          </draw:line>
        </draw:g>
        <draw:g draw:style-name="gr10">
          <draw:line draw:style-name="gr11" draw:text-style-name="P1" draw:layer="layout" svg:x1="13.6cm" svg:y1="8.25cm" svg:x2="14.2cm" svg:y2="8.25cm">
            <text:p/>
          </draw:line>
          <draw:line draw:style-name="gr11" draw:text-style-name="P1" draw:layer="layout" svg:x1="13.9cm" svg:y1="8.5cm" svg:x2="13.9cm" svg:y2="8cm">
            <text:p/>
          </draw:line>
        </draw:g>
        <draw:g draw:style-name="gr10">
          <draw:line draw:style-name="gr11" draw:text-style-name="P1" draw:layer="layout" svg:x1="10.8cm" svg:y1="10.55cm" svg:x2="11.4cm" svg:y2="10.55cm">
            <text:p/>
          </draw:line>
          <draw:line draw:style-name="gr11" draw:text-style-name="P1" draw:layer="layout" svg:x1="11.1cm" svg:y1="10.8cm" svg:x2="11.1cm" svg:y2="10.3cm">
            <text:p/>
          </draw:line>
        </draw:g>
        <draw:g draw:style-name="gr10">
          <draw:line draw:style-name="gr11" draw:text-style-name="P1" draw:layer="layout" svg:x1="12.2cm" svg:y1="10.55cm" svg:x2="12.8cm" svg:y2="10.55cm">
            <text:p/>
          </draw:line>
          <draw:line draw:style-name="gr11" draw:text-style-name="P1" draw:layer="layout" svg:x1="12.5cm" svg:y1="10.8cm" svg:x2="12.5cm" svg:y2="10.3cm">
            <text:p/>
          </draw:line>
        </draw:g>
        <draw:g draw:style-name="gr10">
          <draw:line draw:style-name="gr11" draw:text-style-name="P1" draw:layer="layout" svg:x1="13.6cm" svg:y1="10.55cm" svg:x2="14.2cm" svg:y2="10.55cm">
            <text:p/>
          </draw:line>
          <draw:line draw:style-name="gr11" draw:text-style-name="P1" draw:layer="layout" svg:x1="13.9cm" svg:y1="10.8cm" svg:x2="13.9cm" svg:y2="10.3cm">
            <text:p/>
          </draw:line>
        </draw:g>
        <draw:g draw:style-name="gr10">
          <draw:line draw:style-name="gr11" draw:text-style-name="P1" draw:layer="layout" svg:x1="10.8cm" svg:y1="9.4cm" svg:x2="11.4cm" svg:y2="9.4cm">
            <text:p/>
          </draw:line>
          <draw:line draw:style-name="gr11" draw:text-style-name="P1" draw:layer="layout" svg:x1="11.1cm" svg:y1="9.65cm" svg:x2="11.1cm" svg:y2="9.15cm">
            <text:p/>
          </draw:line>
        </draw:g>
        <draw:g draw:style-name="gr12">
          <draw:g draw:style-name="gr10">
            <draw:line draw:style-name="gr11" draw:text-style-name="P1" draw:layer="layout" svg:x1="15.3cm" svg:y1="8.25cm" svg:x2="15.9cm" svg:y2="8.25cm">
              <text:p/>
            </draw:line>
            <draw:line draw:style-name="gr11" draw:text-style-name="P1" draw:layer="layout" svg:x1="15.6cm" svg:y1="8.5cm" svg:x2="15.6cm" svg:y2="8cm">
              <text:p/>
            </draw:line>
          </draw:g>
          <draw:g draw:style-name="gr10">
            <draw:line draw:style-name="gr11" draw:text-style-name="P1" draw:layer="layout" svg:x1="16.7cm" svg:y1="8.25cm" svg:x2="17.3cm" svg:y2="8.25cm">
              <text:p/>
            </draw:line>
            <draw:line draw:style-name="gr11" draw:text-style-name="P1" draw:layer="layout" svg:x1="17cm" svg:y1="8.5cm" svg:x2="17cm" svg:y2="8cm">
              <text:p/>
            </draw:line>
          </draw:g>
          <draw:g draw:style-name="gr10">
            <draw:line draw:style-name="gr11" draw:text-style-name="P1" draw:layer="layout" svg:x1="18.1cm" svg:y1="8.25cm" svg:x2="18.7cm" svg:y2="8.25cm">
              <text:p/>
            </draw:line>
            <draw:line draw:style-name="gr11" draw:text-style-name="P1" draw:layer="layout" svg:x1="18.4cm" svg:y1="8.5cm" svg:x2="18.4cm" svg:y2="8cm">
              <text:p/>
            </draw:line>
          </draw:g>
          <draw:g draw:style-name="gr10">
            <draw:line draw:style-name="gr11" draw:text-style-name="P1" draw:layer="layout" svg:x1="15.3cm" svg:y1="10.55cm" svg:x2="15.9cm" svg:y2="10.55cm">
              <text:p/>
            </draw:line>
            <draw:line draw:style-name="gr11" draw:text-style-name="P1" draw:layer="layout" svg:x1="15.6cm" svg:y1="10.8cm" svg:x2="15.6cm" svg:y2="10.3cm">
              <text:p/>
            </draw:line>
          </draw:g>
          <draw:g draw:style-name="gr10">
            <draw:line draw:style-name="gr11" draw:text-style-name="P1" draw:layer="layout" svg:x1="16.7cm" svg:y1="10.55cm" svg:x2="17.3cm" svg:y2="10.55cm">
              <text:p/>
            </draw:line>
            <draw:line draw:style-name="gr11" draw:text-style-name="P1" draw:layer="layout" svg:x1="17cm" svg:y1="10.8cm" svg:x2="17cm" svg:y2="10.3cm">
              <text:p/>
            </draw:line>
          </draw:g>
          <draw:g draw:style-name="gr10">
            <draw:line draw:style-name="gr11" draw:text-style-name="P1" draw:layer="layout" svg:x1="18.1cm" svg:y1="10.55cm" svg:x2="18.7cm" svg:y2="10.55cm">
              <text:p/>
            </draw:line>
            <draw:line draw:style-name="gr11" draw:text-style-name="P1" draw:layer="layout" svg:x1="18.4cm" svg:y1="10.8cm" svg:x2="18.4cm" svg:y2="10.3cm">
              <text:p/>
            </draw:line>
          </draw:g>
          <draw:g draw:style-name="gr10">
            <draw:line draw:style-name="gr11" draw:text-style-name="P1" draw:layer="layout" svg:x1="15.3cm" svg:y1="9.4cm" svg:x2="15.9cm" svg:y2="9.4cm">
              <text:p/>
            </draw:line>
            <draw:line draw:style-name="gr11" draw:text-style-name="P1" draw:layer="layout" svg:x1="15.6cm" svg:y1="9.65cm" svg:x2="15.6cm" svg:y2="9.15cm">
              <text:p/>
            </draw:line>
          </draw:g>
          <draw:g draw:style-name="gr10">
            <draw:line draw:style-name="gr11" draw:text-style-name="P1" draw:layer="layout" svg:x1="16.7cm" svg:y1="9.4cm" svg:x2="17.3cm" svg:y2="9.4cm">
              <text:p/>
            </draw:line>
            <draw:line draw:style-name="gr11" draw:text-style-name="P1" draw:layer="layout" svg:x1="17cm" svg:y1="9.65cm" svg:x2="17cm" svg:y2="9.15cm">
              <text:p/>
            </draw:line>
          </draw:g>
          <draw:g draw:style-name="gr10">
            <draw:line draw:style-name="gr11" draw:text-style-name="P1" draw:layer="layout" svg:x1="18.1cm" svg:y1="9.4cm" svg:x2="18.7cm" svg:y2="9.4cm">
              <text:p/>
            </draw:line>
            <draw:line draw:style-name="gr11" draw:text-style-name="P1" draw:layer="layout" svg:x1="18.4cm" svg:y1="9.65cm" svg:x2="18.4cm" svg:y2="9.15cm">
              <text:p/>
            </draw:line>
          </draw:g>
        </draw:g>
        <draw:rect draw:style-name="gr8" draw:text-style-name="P8" draw:layer="layout" svg:width="4cm" svg:height="0.6cm" svg:x="15cm" svg:y="7cm">
          <text:p/>
        </draw:rect>
        <draw:rect draw:style-name="gr8" draw:text-style-name="P8" draw:layer="layout" svg:width="4cm" svg:height="3.6cm" svg:x="15cm" svg:y="7.6cm">
          <text:p/>
        </draw:rect>
        <draw:line draw:style-name="gr1" draw:text-style-name="P1" draw:layer="layout" svg:x1="5.5cm" svg:y1="12.6cm" svg:x2="2cm" svg:y2="14.4cm">
          <text:p/>
        </draw:line>
        <draw:line draw:style-name="gr2" draw:text-style-name="P1" draw:layer="layout" svg:x1="5.5cm" svg:y1="14.4cm" svg:x2="1.5cm" svg:y2="14.4cm">
          <text:p/>
        </draw:line>
        <draw:line draw:style-name="gr2" draw:text-style-name="P1" draw:layer="layout" svg:x1="2cm" svg:y1="14.4cm" svg:x2="5.5cm" svg:y2="16.2cm">
          <text:p/>
        </draw:line>
        <draw:circle draw:style-name="gr4" draw:text-style-name="P3" draw:layer="layout" svg:width="0.72cm" svg:height="0.72cm" svg:x="3.14cm" svg:y="12.89cm">
          <text:p/>
        </draw:circle>
        <draw:circle draw:style-name="gr5" draw:text-style-name="P4" draw:layer="layout" svg:width="0.72cm" svg:height="0.72cm" svg:x="4.54cm" svg:y="12.89cm">
          <text:p/>
        </draw:circle>
        <draw:circle draw:style-name="gr4" draw:text-style-name="P3" draw:layer="layout" svg:width="0.72cm" svg:height="0.72cm" svg:x="3.14cm" svg:y="15.19cm">
          <text:p/>
        </draw:circle>
        <draw:circle draw:style-name="gr5" draw:text-style-name="P4" draw:layer="layout" svg:width="0.72cm" svg:height="0.72cm" svg:x="4.54cm" svg:y="15.19cm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12.6cm">
          <text:p/>
        </draw:rect>
        <draw:frame draw:style-name="gr7" draw:text-style-name="P7" draw:layer="layout" svg:width="1.1cm" svg:height="0.6cm" svg:x="1.7cm" svg:y="1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14.04cm">
          <text:p/>
        </draw:circle>
        <draw:circle draw:style-name="gr4" draw:text-style-name="P3" draw:layer="layout" svg:width="0.72cm" svg:height="0.72cm" svg:x="3.14cm" svg:y="14.04cm">
          <text:p/>
        </draw:circle>
        <draw:frame draw:style-name="gr7" draw:text-style-name="P7" draw:layer="layout" svg:width="1.2cm" svg:height="0.6cm" svg:x="1.7cm" svg:y="1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12.89cm">
          <text:p/>
        </draw:circle>
        <draw:circle draw:style-name="gr5" draw:text-style-name="P4" draw:layer="layout" svg:width="0.72cm" svg:height="0.72cm" svg:x="10.74cm" svg:y="14.04cm">
          <text:p/>
        </draw:circle>
        <draw:circle draw:style-name="gr4" draw:text-style-name="P3" draw:layer="layout" svg:width="0.72cm" svg:height="0.72cm" svg:x="12.14cm" svg:y="14.04cm">
          <text:p/>
        </draw:circle>
        <draw:circle draw:style-name="gr5" draw:text-style-name="P4" draw:layer="layout" svg:width="0.72cm" svg:height="0.72cm" svg:x="13.54cm" svg:y="15.19cm">
          <text:p/>
        </draw:circle>
        <draw:rect draw:style-name="gr8" draw:text-style-name="P8" draw:layer="layout" svg:width="4cm" svg:height="0.6cm" svg:x="10.5cm" svg:y="12cm">
          <text:p/>
        </draw:rect>
        <draw:rect draw:style-name="gr8" draw:text-style-name="P8" draw:layer="layout" svg:width="4cm" svg:height="3.6cm" svg:x="10.5cm" svg:y="12.6cm">
          <text:p/>
        </draw:rect>
        <draw:frame draw:style-name="gr7" draw:text-style-name="P7" draw:layer="layout" svg:width="0.8cm" svg:height="0.6cm" svg:x="13.5cm" svg:y="1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1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6cm" svg:height="0.4cm" svg:x="15.2cm" svg:y="1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16.2cm" svg:x2="9.5cm" svg:y2="14.4cm">
          <text:p/>
        </draw:line>
        <draw:line draw:style-name="gr2" draw:text-style-name="P1" draw:layer="layout" svg:x1="6cm" svg:y1="14.4cm" svg:x2="10cm" svg:y2="14.4cm">
          <text:p/>
        </draw:line>
        <draw:circle draw:style-name="gr4" draw:text-style-name="P3" draw:layer="layout" svg:width="0.72cm" svg:height="0.72cm" draw:transform="rotate (-3.14159265358979) translate (8.36cm 15.91cm)">
          <text:p/>
        </draw:circle>
        <draw:circle draw:style-name="gr5" draw:text-style-name="P4" draw:layer="layout" svg:width="0.72cm" svg:height="0.72cm" draw:transform="rotate (-3.14159265358979) translate (6.96cm 15.9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2cm" svg:height="0.4cm" svg:x="6.4cm" svg:y="1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12.6cm">
          <text:p/>
        </draw:rect>
        <draw:frame draw:style-name="gr7" draw:text-style-name="P7" draw:layer="layout" svg:width="1.1cm" svg:height="0.6cm" svg:x="8.7cm" svg:y="1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circle draw:style-name="gr5" draw:text-style-name="P4" draw:layer="layout" svg:width="0.72cm" svg:height="0.72cm" svg:x="1.74cm" svg:y="17.89cm">
          <text:p/>
        </draw:circle>
        <draw:circle draw:style-name="gr4" draw:text-style-name="P3" draw:layer="layout" svg:width="0.72cm" svg:height="0.72cm" svg:x="3.14cm" svg:y="17.89cm">
          <text:p/>
        </draw:circle>
        <draw:circle draw:style-name="gr5" draw:text-style-name="P4" draw:layer="layout" svg:width="0.72cm" svg:height="0.72cm" svg:x="4.54cm" svg:y="17.89cm">
          <text:p/>
        </draw:circle>
        <draw:circle draw:style-name="gr5" draw:text-style-name="P4" draw:layer="layout" svg:width="0.72cm" svg:height="0.72cm" svg:x="1.74cm" svg:y="19.04cm">
          <text:p/>
        </draw:circle>
        <draw:circle draw:style-name="gr5" draw:text-style-name="P4" draw:layer="layout" svg:width="0.72cm" svg:height="0.72cm" svg:x="1.74cm" svg:y="20.19cm">
          <text:p/>
        </draw:circle>
        <draw:circle draw:style-name="gr4" draw:text-style-name="P3" draw:layer="layout" svg:width="0.72cm" svg:height="0.72cm" svg:x="3.14cm" svg:y="20.19cm">
          <text:p/>
        </draw:circle>
        <draw:circle draw:style-name="gr5" draw:text-style-name="P4" draw:layer="layout" svg:width="0.72cm" svg:height="0.72cm" svg:x="4.54cm" svg:y="20.19cm">
          <text:p/>
        </draw:circle>
        <draw:rect draw:style-name="gr8" draw:text-style-name="P8" draw:layer="layout" svg:width="4cm" svg:height="0.6cm" svg:x="1.5cm" svg:y="17cm">
          <text:p/>
        </draw:rect>
        <draw:frame draw:style-name="gr7" draw:text-style-name="P7" draw:layer="layout" svg:width="3.6cm" svg:height="0.4cm" svg:x="1.7cm" svg:y="1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17.6cm">
          <text:p/>
        </draw:rect>
        <draw:circle draw:style-name="gr5" draw:text-style-name="P4" draw:layer="layout" svg:width="0.72cm" svg:height="0.72cm" svg:x="6.24cm" svg:y="17.89cm">
          <text:p/>
        </draw:circle>
        <draw:circle draw:style-name="gr4" draw:text-style-name="P3" draw:layer="layout" svg:width="0.72cm" svg:height="0.72cm" svg:x="7.64cm" svg:y="17.89cm">
          <text:p/>
        </draw:circle>
        <draw:circle draw:style-name="gr5" draw:text-style-name="P4" draw:layer="layout" svg:width="0.72cm" svg:height="0.72cm" svg:x="9.04cm" svg:y="17.89cm">
          <text:p/>
        </draw:circle>
        <draw:circle draw:style-name="gr5" draw:text-style-name="P4" draw:layer="layout" svg:width="0.72cm" svg:height="0.72cm" svg:x="6.24cm" svg:y="19.04cm">
          <text:p/>
        </draw:circle>
        <draw:circle draw:style-name="gr5" draw:text-style-name="P4" draw:layer="layout" svg:width="0.72cm" svg:height="0.72cm" svg:x="6.24cm" svg:y="20.19cm">
          <text:p/>
        </draw:circle>
        <draw:circle draw:style-name="gr4" draw:text-style-name="P3" draw:layer="layout" svg:width="0.72cm" svg:height="0.72cm" svg:x="7.64cm" svg:y="20.19cm">
          <text:p/>
        </draw:circle>
        <draw:circle draw:style-name="gr5" draw:text-style-name="P4" draw:layer="layout" svg:width="0.72cm" svg:height="0.72cm" svg:x="9.04cm" svg:y="20.19cm">
          <text:p/>
        </draw:circle>
        <draw:rect draw:style-name="gr8" draw:text-style-name="P8" draw:layer="layout" svg:width="4cm" svg:height="0.6cm" svg:x="6cm" svg:y="17cm">
          <text:p/>
        </draw:rect>
        <draw:rect draw:style-name="gr8" draw:text-style-name="P8" draw:layer="layout" svg:width="4cm" svg:height="3.6cm" svg:x="6cm" svg:y="17.6cm">
          <text:p/>
        </draw:rect>
        <draw:circle draw:style-name="gr5" draw:text-style-name="P4" draw:layer="layout" svg:width="0.72cm" svg:height="0.72cm" svg:x="10.74cm" svg:y="17.89cm">
          <text:p/>
        </draw:circle>
        <draw:circle draw:style-name="gr4" draw:text-style-name="P3" draw:layer="layout" svg:width="0.72cm" svg:height="0.72cm" svg:x="12.14cm" svg:y="17.89cm">
          <text:p/>
        </draw:circle>
        <draw:circle draw:style-name="gr5" draw:text-style-name="P4" draw:layer="layout" svg:width="0.72cm" svg:height="0.72cm" svg:x="13.54cm" svg:y="17.89cm">
          <text:p/>
        </draw:circle>
        <draw:circle draw:style-name="gr5" draw:text-style-name="P4" draw:layer="layout" svg:width="0.72cm" svg:height="0.72cm" svg:x="10.74cm" svg:y="19.04cm">
          <text:p/>
        </draw:circle>
        <draw:circle draw:style-name="gr5" draw:text-style-name="P4" draw:layer="layout" svg:width="0.72cm" svg:height="0.72cm" svg:x="10.74cm" svg:y="20.19cm">
          <text:p/>
        </draw:circle>
        <draw:circle draw:style-name="gr4" draw:text-style-name="P3" draw:layer="layout" svg:width="0.72cm" svg:height="0.72cm" svg:x="12.14cm" svg:y="20.19cm">
          <text:p/>
        </draw:circle>
        <draw:circle draw:style-name="gr5" draw:text-style-name="P4" draw:layer="layout" svg:width="0.72cm" svg:height="0.72cm" svg:x="13.54cm" svg:y="20.19cm">
          <text:p/>
        </draw:circle>
        <draw:rect draw:style-name="gr8" draw:text-style-name="P8" draw:layer="layout" svg:width="4cm" svg:height="0.6cm" svg:x="10.5cm" svg:y="17cm">
          <text:p/>
        </draw:rect>
        <draw:rect draw:style-name="gr8" draw:text-style-name="P8" draw:layer="layout" svg:width="4cm" svg:height="3.6cm" svg:x="10.5cm" svg:y="17.6cm">
          <text:p/>
        </draw:rect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1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1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3.2cm" svg:y1="13.25cm" svg:x2="3.8cm" svg:y2="13.25cm">
            <text:p/>
          </draw:line>
          <draw:line draw:style-name="gr11" draw:text-style-name="P1" draw:layer="layout" svg:x1="3.5cm" svg:y1="13.5cm" svg:x2="3.5cm" svg:y2="13cm">
            <text:p/>
          </draw:line>
        </draw:g>
        <draw:g draw:style-name="gr10">
          <draw:line draw:style-name="gr11" draw:text-style-name="P1" draw:layer="layout" svg:x1="4.6cm" svg:y1="13.25cm" svg:x2="5.2cm" svg:y2="13.25cm">
            <text:p/>
          </draw:line>
          <draw:line draw:style-name="gr11" draw:text-style-name="P1" draw:layer="layout" svg:x1="4.9cm" svg:y1="13.5cm" svg:x2="4.9cm" svg:y2="13cm">
            <text:p/>
          </draw:line>
        </draw:g>
        <draw:g draw:style-name="gr10">
          <draw:line draw:style-name="gr11" draw:text-style-name="P1" draw:layer="layout" svg:x1="3.2cm" svg:y1="15.55cm" svg:x2="3.8cm" svg:y2="15.55cm">
            <text:p/>
          </draw:line>
          <draw:line draw:style-name="gr11" draw:text-style-name="P1" draw:layer="layout" svg:x1="3.5cm" svg:y1="15.8cm" svg:x2="3.5cm" svg:y2="15.3cm">
            <text:p/>
          </draw:line>
        </draw:g>
        <draw:g draw:style-name="gr10">
          <draw:line draw:style-name="gr11" draw:text-style-name="P1" draw:layer="layout" svg:x1="4.6cm" svg:y1="15.55cm" svg:x2="5.2cm" svg:y2="15.55cm">
            <text:p/>
          </draw:line>
          <draw:line draw:style-name="gr11" draw:text-style-name="P1" draw:layer="layout" svg:x1="4.9cm" svg:y1="15.8cm" svg:x2="4.9cm" svg:y2="15.3cm">
            <text:p/>
          </draw:line>
        </draw:g>
        <draw:g draw:style-name="gr10">
          <draw:line draw:style-name="gr11" draw:text-style-name="P1" draw:layer="layout" svg:x1="3.2cm" svg:y1="14.4cm" svg:x2="3.8cm" svg:y2="14.4cm">
            <text:p/>
          </draw:line>
          <draw:line draw:style-name="gr11" draw:text-style-name="P1" draw:layer="layout" svg:x1="3.5cm" svg:y1="14.65cm" svg:x2="3.5cm" svg:y2="14.15cm">
            <text:p/>
          </draw:line>
        </draw:g>
        <draw:g draw:style-name="gr10">
          <draw:line draw:style-name="gr11" draw:text-style-name="P1" draw:layer="layout" svg:x1="4.6cm" svg:y1="14.4cm" svg:x2="5.2cm" svg:y2="14.4cm">
            <text:p/>
          </draw:line>
          <draw:line draw:style-name="gr11" draw:text-style-name="P1" draw:layer="layout" svg:x1="4.9cm" svg:y1="14.65cm" svg:x2="4.9cm" svg:y2="14.15cm">
            <text:p/>
          </draw:line>
        </draw:g>
        <draw:g draw:style-name="gr10">
          <draw:line draw:style-name="gr11" draw:text-style-name="P1" draw:layer="layout" svg:x1="6.3cm" svg:y1="15.55cm" svg:x2="6.9cm" svg:y2="15.55cm">
            <text:p/>
          </draw:line>
          <draw:line draw:style-name="gr11" draw:text-style-name="P1" draw:layer="layout" svg:x1="6.6cm" svg:y1="15.8cm" svg:x2="6.6cm" svg:y2="15.3cm">
            <text:p/>
          </draw:line>
        </draw:g>
        <draw:g draw:style-name="gr10">
          <draw:line draw:style-name="gr11" draw:text-style-name="P1" draw:layer="layout" svg:x1="7.7cm" svg:y1="15.55cm" svg:x2="8.3cm" svg:y2="15.55cm">
            <text:p/>
          </draw:line>
          <draw:line draw:style-name="gr11" draw:text-style-name="P1" draw:layer="layout" svg:x1="8cm" svg:y1="15.8cm" svg:x2="8cm" svg:y2="15.3cm">
            <text:p/>
          </draw:line>
        </draw:g>
        <draw:g draw:style-name="gr10">
          <draw:line draw:style-name="gr11" draw:text-style-name="P1" draw:layer="layout" svg:x1="6.3cm" svg:y1="14.4cm" svg:x2="6.9cm" svg:y2="14.4cm">
            <text:p/>
          </draw:line>
          <draw:line draw:style-name="gr11" draw:text-style-name="P1" draw:layer="layout" svg:x1="6.6cm" svg:y1="14.65cm" svg:x2="6.6cm" svg:y2="14.15cm">
            <text:p/>
          </draw:line>
        </draw:g>
        <draw:g draw:style-name="gr10">
          <draw:line draw:style-name="gr11" draw:text-style-name="P1" draw:layer="layout" svg:x1="7.7cm" svg:y1="14.4cm" svg:x2="8.3cm" svg:y2="14.4cm">
            <text:p/>
          </draw:line>
          <draw:line draw:style-name="gr11" draw:text-style-name="P1" draw:layer="layout" svg:x1="8cm" svg:y1="14.65cm" svg:x2="8cm" svg:y2="14.15cm">
            <text:p/>
          </draw:line>
        </draw:g>
        <draw:g draw:style-name="gr10">
          <draw:line draw:style-name="gr11" draw:text-style-name="P1" draw:layer="layout" svg:x1="13.6cm" svg:y1="13.25cm" svg:x2="14.2cm" svg:y2="13.25cm">
            <text:p/>
          </draw:line>
          <draw:line draw:style-name="gr11" draw:text-style-name="P1" draw:layer="layout" svg:x1="13.9cm" svg:y1="13.5cm" svg:x2="13.9cm" svg:y2="13cm">
            <text:p/>
          </draw:line>
        </draw:g>
        <draw:g draw:style-name="gr10">
          <draw:line draw:style-name="gr11" draw:text-style-name="P1" draw:layer="layout" svg:x1="13.6cm" svg:y1="15.55cm" svg:x2="14.2cm" svg:y2="15.55cm">
            <text:p/>
          </draw:line>
          <draw:line draw:style-name="gr11" draw:text-style-name="P1" draw:layer="layout" svg:x1="13.9cm" svg:y1="15.8cm" svg:x2="13.9cm" svg:y2="15.3cm">
            <text:p/>
          </draw:line>
        </draw:g>
        <draw:g draw:style-name="gr10">
          <draw:line draw:style-name="gr11" draw:text-style-name="P1" draw:layer="layout" svg:x1="10.8cm" svg:y1="14.4cm" svg:x2="11.4cm" svg:y2="14.4cm">
            <text:p/>
          </draw:line>
          <draw:line draw:style-name="gr11" draw:text-style-name="P1" draw:layer="layout" svg:x1="11.1cm" svg:y1="14.65cm" svg:x2="11.1cm" svg:y2="14.15cm">
            <text:p/>
          </draw:line>
        </draw:g>
        <draw:g draw:style-name="gr10">
          <draw:line draw:style-name="gr11" draw:text-style-name="P1" draw:layer="layout" svg:x1="12.2cm" svg:y1="14.4cm" svg:x2="12.8cm" svg:y2="14.4cm">
            <text:p/>
          </draw:line>
          <draw:line draw:style-name="gr11" draw:text-style-name="P1" draw:layer="layout" svg:x1="12.5cm" svg:y1="14.65cm" svg:x2="12.5cm" svg:y2="14.15cm">
            <text:p/>
          </draw:line>
        </draw:g>
        <draw:g draw:style-name="gr10">
          <draw:line draw:style-name="gr11" draw:text-style-name="P1" draw:layer="layout" svg:x1="15.3cm" svg:y1="13.25cm" svg:x2="15.9cm" svg:y2="13.25cm">
            <text:p/>
          </draw:line>
          <draw:line draw:style-name="gr11" draw:text-style-name="P1" draw:layer="layout" svg:x1="15.6cm" svg:y1="13.5cm" svg:x2="15.6cm" svg:y2="13cm">
            <text:p/>
          </draw:line>
        </draw:g>
        <draw:g draw:style-name="gr10">
          <draw:line draw:style-name="gr11" draw:text-style-name="P1" draw:layer="layout" svg:x1="16.7cm" svg:y1="13.25cm" svg:x2="17.3cm" svg:y2="13.25cm">
            <text:p/>
          </draw:line>
          <draw:line draw:style-name="gr11" draw:text-style-name="P1" draw:layer="layout" svg:x1="17cm" svg:y1="13.5cm" svg:x2="17cm" svg:y2="13cm">
            <text:p/>
          </draw:line>
        </draw:g>
        <draw:g draw:style-name="gr10">
          <draw:line draw:style-name="gr11" draw:text-style-name="P1" draw:layer="layout" svg:x1="15.3cm" svg:y1="14.4cm" svg:x2="15.9cm" svg:y2="14.4cm">
            <text:p/>
          </draw:line>
          <draw:line draw:style-name="gr11" draw:text-style-name="P1" draw:layer="layout" svg:x1="15.6cm" svg:y1="14.65cm" svg:x2="15.6cm" svg:y2="14.15cm">
            <text:p/>
          </draw:line>
        </draw:g>
        <draw:g draw:style-name="gr10">
          <draw:line draw:style-name="gr11" draw:text-style-name="P1" draw:layer="layout" svg:x1="16.7cm" svg:y1="14.4cm" svg:x2="17.3cm" svg:y2="14.4cm">
            <text:p/>
          </draw:line>
          <draw:line draw:style-name="gr11" draw:text-style-name="P1" draw:layer="layout" svg:x1="17cm" svg:y1="14.65cm" svg:x2="17cm" svg:y2="14.15cm">
            <text:p/>
          </draw:line>
        </draw:g>
        <draw:frame draw:style-name="gr7" draw:text-style-name="P7" draw:layer="layout" svg:width="1.5cm" svg:height="0.5cm" svg:x="7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1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18.25cm" svg:x2="6.9cm" svg:y2="18.25cm">
            <text:p/>
          </draw:line>
          <draw:line draw:style-name="gr11" draw:text-style-name="P1" draw:layer="layout" svg:x1="6.6cm" svg:y1="18.5cm" svg:x2="6.6cm" svg:y2="18cm">
            <text:p/>
          </draw:line>
        </draw:g>
        <draw:g draw:style-name="gr10">
          <draw:line draw:style-name="gr11" draw:text-style-name="P1" draw:layer="layout" svg:x1="7.7cm" svg:y1="18.25cm" svg:x2="8.3cm" svg:y2="18.25cm">
            <text:p/>
          </draw:line>
          <draw:line draw:style-name="gr11" draw:text-style-name="P1" draw:layer="layout" svg:x1="8cm" svg:y1="18.5cm" svg:x2="8cm" svg:y2="18cm">
            <text:p/>
          </draw:line>
        </draw:g>
        <draw:g draw:style-name="gr10">
          <draw:line draw:style-name="gr11" draw:text-style-name="P1" draw:layer="layout" svg:x1="9.1cm" svg:y1="18.25cm" svg:x2="9.7cm" svg:y2="18.25cm">
            <text:p/>
          </draw:line>
          <draw:line draw:style-name="gr11" draw:text-style-name="P1" draw:layer="layout" svg:x1="9.4cm" svg:y1="18.5cm" svg:x2="9.4cm" svg:y2="18cm">
            <text:p/>
          </draw:line>
        </draw:g>
        <draw:g draw:style-name="gr10">
          <draw:line draw:style-name="gr11" draw:text-style-name="P1" draw:layer="layout" svg:x1="6.3cm" svg:y1="20.55cm" svg:x2="6.9cm" svg:y2="20.55cm">
            <text:p/>
          </draw:line>
          <draw:line draw:style-name="gr11" draw:text-style-name="P1" draw:layer="layout" svg:x1="6.6cm" svg:y1="20.8cm" svg:x2="6.6cm" svg:y2="20.3cm">
            <text:p/>
          </draw:line>
        </draw:g>
        <draw:g draw:style-name="gr10">
          <draw:line draw:style-name="gr11" draw:text-style-name="P1" draw:layer="layout" svg:x1="7.7cm" svg:y1="20.55cm" svg:x2="8.3cm" svg:y2="20.55cm">
            <text:p/>
          </draw:line>
          <draw:line draw:style-name="gr11" draw:text-style-name="P1" draw:layer="layout" svg:x1="8cm" svg:y1="20.8cm" svg:x2="8cm" svg:y2="20.3cm">
            <text:p/>
          </draw:line>
        </draw:g>
        <draw:g draw:style-name="gr10">
          <draw:line draw:style-name="gr11" draw:text-style-name="P1" draw:layer="layout" svg:x1="9.1cm" svg:y1="20.55cm" svg:x2="9.7cm" svg:y2="20.55cm">
            <text:p/>
          </draw:line>
          <draw:line draw:style-name="gr11" draw:text-style-name="P1" draw:layer="layout" svg:x1="9.4cm" svg:y1="20.8cm" svg:x2="9.4cm" svg:y2="20.3cm">
            <text:p/>
          </draw:line>
        </draw:g>
        <draw:g draw:style-name="gr10">
          <draw:line draw:style-name="gr11" draw:text-style-name="P1" draw:layer="layout" svg:x1="6.3cm" svg:y1="19.4cm" svg:x2="6.9cm" svg:y2="19.4cm">
            <text:p/>
          </draw:line>
          <draw:line draw:style-name="gr11" draw:text-style-name="P1" draw:layer="layout" svg:x1="6.6cm" svg:y1="19.65cm" svg:x2="6.6cm" svg:y2="19.15cm">
            <text:p/>
          </draw:line>
        </draw:g>
        <draw:g draw:style-name="gr10">
          <draw:line draw:style-name="gr11" draw:text-style-name="P1" draw:layer="layout" svg:x1="1.8cm" svg:y1="18.25cm" svg:x2="2.4cm" svg:y2="18.25cm">
            <text:p/>
          </draw:line>
          <draw:line draw:style-name="gr11" draw:text-style-name="P1" draw:layer="layout" svg:x1="2.1cm" svg:y1="18.5cm" svg:x2="2.1cm" svg:y2="18cm">
            <text:p/>
          </draw:line>
        </draw:g>
        <draw:g draw:style-name="gr10">
          <draw:line draw:style-name="gr11" draw:text-style-name="P1" draw:layer="layout" svg:x1="3.2cm" svg:y1="18.25cm" svg:x2="3.8cm" svg:y2="18.25cm">
            <text:p/>
          </draw:line>
          <draw:line draw:style-name="gr11" draw:text-style-name="P1" draw:layer="layout" svg:x1="3.5cm" svg:y1="18.5cm" svg:x2="3.5cm" svg:y2="18cm">
            <text:p/>
          </draw:line>
        </draw:g>
        <draw:g draw:style-name="gr10">
          <draw:line draw:style-name="gr11" draw:text-style-name="P1" draw:layer="layout" svg:x1="4.6cm" svg:y1="18.25cm" svg:x2="5.2cm" svg:y2="18.25cm">
            <text:p/>
          </draw:line>
          <draw:line draw:style-name="gr11" draw:text-style-name="P1" draw:layer="layout" svg:x1="4.9cm" svg:y1="18.5cm" svg:x2="4.9cm" svg:y2="18cm">
            <text:p/>
          </draw:line>
        </draw:g>
        <draw:g draw:style-name="gr10">
          <draw:line draw:style-name="gr11" draw:text-style-name="P1" draw:layer="layout" svg:x1="1.8cm" svg:y1="20.55cm" svg:x2="2.4cm" svg:y2="20.55cm">
            <text:p/>
          </draw:line>
          <draw:line draw:style-name="gr11" draw:text-style-name="P1" draw:layer="layout" svg:x1="2.1cm" svg:y1="20.8cm" svg:x2="2.1cm" svg:y2="20.3cm">
            <text:p/>
          </draw:line>
        </draw:g>
        <draw:g draw:style-name="gr10">
          <draw:line draw:style-name="gr11" draw:text-style-name="P1" draw:layer="layout" svg:x1="3.2cm" svg:y1="20.55cm" svg:x2="3.8cm" svg:y2="20.55cm">
            <text:p/>
          </draw:line>
          <draw:line draw:style-name="gr11" draw:text-style-name="P1" draw:layer="layout" svg:x1="3.5cm" svg:y1="20.8cm" svg:x2="3.5cm" svg:y2="20.3cm">
            <text:p/>
          </draw:line>
        </draw:g>
        <draw:g draw:style-name="gr10">
          <draw:line draw:style-name="gr11" draw:text-style-name="P1" draw:layer="layout" svg:x1="4.6cm" svg:y1="20.55cm" svg:x2="5.2cm" svg:y2="20.55cm">
            <text:p/>
          </draw:line>
          <draw:line draw:style-name="gr11" draw:text-style-name="P1" draw:layer="layout" svg:x1="4.9cm" svg:y1="20.8cm" svg:x2="4.9cm" svg:y2="20.3cm">
            <text:p/>
          </draw:line>
        </draw:g>
        <draw:g draw:style-name="gr10">
          <draw:line draw:style-name="gr11" draw:text-style-name="P1" draw:layer="layout" svg:x1="1.8cm" svg:y1="19.4cm" svg:x2="2.4cm" svg:y2="19.4cm">
            <text:p/>
          </draw:line>
          <draw:line draw:style-name="gr11" draw:text-style-name="P1" draw:layer="layout" svg:x1="2.1cm" svg:y1="19.65cm" svg:x2="2.1cm" svg:y2="19.15cm">
            <text:p/>
          </draw:line>
        </draw:g>
        <draw:g draw:style-name="gr10">
          <draw:line draw:style-name="gr11" draw:text-style-name="P1" draw:layer="layout" svg:x1="10.8cm" svg:y1="18.25cm" svg:x2="11.4cm" svg:y2="18.25cm">
            <text:p/>
          </draw:line>
          <draw:line draw:style-name="gr11" draw:text-style-name="P1" draw:layer="layout" svg:x1="11.1cm" svg:y1="18.5cm" svg:x2="11.1cm" svg:y2="18cm">
            <text:p/>
          </draw:line>
        </draw:g>
        <draw:g draw:style-name="gr10">
          <draw:line draw:style-name="gr11" draw:text-style-name="P1" draw:layer="layout" svg:x1="12.2cm" svg:y1="18.25cm" svg:x2="12.8cm" svg:y2="18.25cm">
            <text:p/>
          </draw:line>
          <draw:line draw:style-name="gr11" draw:text-style-name="P1" draw:layer="layout" svg:x1="12.5cm" svg:y1="18.5cm" svg:x2="12.5cm" svg:y2="18cm">
            <text:p/>
          </draw:line>
        </draw:g>
        <draw:g draw:style-name="gr10">
          <draw:line draw:style-name="gr11" draw:text-style-name="P1" draw:layer="layout" svg:x1="13.6cm" svg:y1="18.25cm" svg:x2="14.2cm" svg:y2="18.25cm">
            <text:p/>
          </draw:line>
          <draw:line draw:style-name="gr11" draw:text-style-name="P1" draw:layer="layout" svg:x1="13.9cm" svg:y1="18.5cm" svg:x2="13.9cm" svg:y2="18cm">
            <text:p/>
          </draw:line>
        </draw:g>
        <draw:g draw:style-name="gr10">
          <draw:line draw:style-name="gr11" draw:text-style-name="P1" draw:layer="layout" svg:x1="10.8cm" svg:y1="20.55cm" svg:x2="11.4cm" svg:y2="20.55cm">
            <text:p/>
          </draw:line>
          <draw:line draw:style-name="gr11" draw:text-style-name="P1" draw:layer="layout" svg:x1="11.1cm" svg:y1="20.8cm" svg:x2="11.1cm" svg:y2="20.3cm">
            <text:p/>
          </draw:line>
        </draw:g>
        <draw:g draw:style-name="gr10">
          <draw:line draw:style-name="gr11" draw:text-style-name="P1" draw:layer="layout" svg:x1="12.2cm" svg:y1="20.55cm" svg:x2="12.8cm" svg:y2="20.55cm">
            <text:p/>
          </draw:line>
          <draw:line draw:style-name="gr11" draw:text-style-name="P1" draw:layer="layout" svg:x1="12.5cm" svg:y1="20.8cm" svg:x2="12.5cm" svg:y2="20.3cm">
            <text:p/>
          </draw:line>
        </draw:g>
        <draw:g draw:style-name="gr10">
          <draw:line draw:style-name="gr11" draw:text-style-name="P1" draw:layer="layout" svg:x1="13.6cm" svg:y1="20.55cm" svg:x2="14.2cm" svg:y2="20.55cm">
            <text:p/>
          </draw:line>
          <draw:line draw:style-name="gr11" draw:text-style-name="P1" draw:layer="layout" svg:x1="13.9cm" svg:y1="20.8cm" svg:x2="13.9cm" svg:y2="20.3cm">
            <text:p/>
          </draw:line>
        </draw:g>
        <draw:g draw:style-name="gr10">
          <draw:line draw:style-name="gr11" draw:text-style-name="P1" draw:layer="layout" svg:x1="10.8cm" svg:y1="19.4cm" svg:x2="11.4cm" svg:y2="19.4cm">
            <text:p/>
          </draw:line>
          <draw:line draw:style-name="gr11" draw:text-style-name="P1" draw:layer="layout" svg:x1="11.1cm" svg:y1="19.65cm" svg:x2="11.1cm" svg:y2="19.15cm">
            <text:p/>
          </draw:line>
        </draw:g>
        <draw:g draw:style-name="gr12">
          <draw:g draw:style-name="gr10">
            <draw:line draw:style-name="gr11" draw:text-style-name="P1" draw:layer="layout" svg:x1="15.3cm" svg:y1="18.25cm" svg:x2="15.9cm" svg:y2="18.25cm">
              <text:p/>
            </draw:line>
            <draw:line draw:style-name="gr11" draw:text-style-name="P1" draw:layer="layout" svg:x1="15.6cm" svg:y1="18.5cm" svg:x2="15.6cm" svg:y2="18cm">
              <text:p/>
            </draw:line>
          </draw:g>
          <draw:g draw:style-name="gr10">
            <draw:line draw:style-name="gr11" draw:text-style-name="P1" draw:layer="layout" svg:x1="16.7cm" svg:y1="18.25cm" svg:x2="17.3cm" svg:y2="18.25cm">
              <text:p/>
            </draw:line>
            <draw:line draw:style-name="gr11" draw:text-style-name="P1" draw:layer="layout" svg:x1="17cm" svg:y1="18.5cm" svg:x2="17cm" svg:y2="18cm">
              <text:p/>
            </draw:line>
          </draw:g>
          <draw:g draw:style-name="gr10">
            <draw:line draw:style-name="gr11" draw:text-style-name="P1" draw:layer="layout" svg:x1="18.1cm" svg:y1="18.25cm" svg:x2="18.7cm" svg:y2="18.25cm">
              <text:p/>
            </draw:line>
            <draw:line draw:style-name="gr11" draw:text-style-name="P1" draw:layer="layout" svg:x1="18.4cm" svg:y1="18.5cm" svg:x2="18.4cm" svg:y2="18cm">
              <text:p/>
            </draw:line>
          </draw:g>
          <draw:g draw:style-name="gr10">
            <draw:line draw:style-name="gr11" draw:text-style-name="P1" draw:layer="layout" svg:x1="15.3cm" svg:y1="20.55cm" svg:x2="15.9cm" svg:y2="20.55cm">
              <text:p/>
            </draw:line>
            <draw:line draw:style-name="gr11" draw:text-style-name="P1" draw:layer="layout" svg:x1="15.6cm" svg:y1="20.8cm" svg:x2="15.6cm" svg:y2="20.3cm">
              <text:p/>
            </draw:line>
          </draw:g>
          <draw:g draw:style-name="gr10">
            <draw:line draw:style-name="gr11" draw:text-style-name="P1" draw:layer="layout" svg:x1="16.7cm" svg:y1="20.55cm" svg:x2="17.3cm" svg:y2="20.55cm">
              <text:p/>
            </draw:line>
            <draw:line draw:style-name="gr11" draw:text-style-name="P1" draw:layer="layout" svg:x1="17cm" svg:y1="20.8cm" svg:x2="17cm" svg:y2="20.3cm">
              <text:p/>
            </draw:line>
          </draw:g>
          <draw:g draw:style-name="gr10">
            <draw:line draw:style-name="gr11" draw:text-style-name="P1" draw:layer="layout" svg:x1="18.1cm" svg:y1="20.55cm" svg:x2="18.7cm" svg:y2="20.55cm">
              <text:p/>
            </draw:line>
            <draw:line draw:style-name="gr11" draw:text-style-name="P1" draw:layer="layout" svg:x1="18.4cm" svg:y1="20.8cm" svg:x2="18.4cm" svg:y2="20.3cm">
              <text:p/>
            </draw:line>
          </draw:g>
          <draw:g draw:style-name="gr10">
            <draw:line draw:style-name="gr11" draw:text-style-name="P1" draw:layer="layout" svg:x1="15.3cm" svg:y1="19.4cm" svg:x2="15.9cm" svg:y2="19.4cm">
              <text:p/>
            </draw:line>
            <draw:line draw:style-name="gr11" draw:text-style-name="P1" draw:layer="layout" svg:x1="15.6cm" svg:y1="19.65cm" svg:x2="15.6cm" svg:y2="19.15cm">
              <text:p/>
            </draw:line>
          </draw:g>
          <draw:g draw:style-name="gr10">
            <draw:line draw:style-name="gr11" draw:text-style-name="P1" draw:layer="layout" svg:x1="16.7cm" svg:y1="19.4cm" svg:x2="17.3cm" svg:y2="19.4cm">
              <text:p/>
            </draw:line>
            <draw:line draw:style-name="gr11" draw:text-style-name="P1" draw:layer="layout" svg:x1="17cm" svg:y1="19.65cm" svg:x2="17cm" svg:y2="19.15cm">
              <text:p/>
            </draw:line>
          </draw:g>
          <draw:g draw:style-name="gr10">
            <draw:line draw:style-name="gr11" draw:text-style-name="P1" draw:layer="layout" svg:x1="18.1cm" svg:y1="19.4cm" svg:x2="18.7cm" svg:y2="19.4cm">
              <text:p/>
            </draw:line>
            <draw:line draw:style-name="gr11" draw:text-style-name="P1" draw:layer="layout" svg:x1="18.4cm" svg:y1="19.65cm" svg:x2="18.4cm" svg:y2="19.15cm">
              <text:p/>
            </draw:line>
          </draw:g>
        </draw:g>
        <draw:rect draw:style-name="gr8" draw:text-style-name="P8" draw:layer="layout" svg:width="4cm" svg:height="0.6cm" svg:x="15cm" svg:y="17cm">
          <text:p/>
        </draw:rect>
        <draw:rect draw:style-name="gr8" draw:text-style-name="P8" draw:layer="layout" svg:width="4cm" svg:height="3.6cm" svg:x="15cm" svg:y="17.6cm">
          <text:p/>
        </draw:rect>
        <draw:g draw:style-name="gr12">
          <draw:g draw:style-name="gr10">
            <draw:line draw:style-name="gr11" draw:text-style-name="P1" draw:layer="layout" svg:x1="10.8cm" svg:y1="23.25cm" svg:x2="11.4cm" svg:y2="23.25cm">
              <text:p/>
            </draw:line>
            <draw:line draw:style-name="gr11" draw:text-style-name="P1" draw:layer="layout" svg:x1="11.1cm" svg:y1="23.5cm" svg:x2="11.1cm" svg:y2="23cm">
              <text:p/>
            </draw:line>
          </draw:g>
          <draw:g draw:style-name="gr10">
            <draw:line draw:style-name="gr11" draw:text-style-name="P1" draw:layer="layout" svg:x1="12.2cm" svg:y1="23.25cm" svg:x2="12.8cm" svg:y2="23.25cm">
              <text:p/>
            </draw:line>
            <draw:line draw:style-name="gr11" draw:text-style-name="P1" draw:layer="layout" svg:x1="12.5cm" svg:y1="23.5cm" svg:x2="12.5cm" svg:y2="23cm">
              <text:p/>
            </draw:line>
          </draw:g>
          <draw:g draw:style-name="gr10">
            <draw:line draw:style-name="gr11" draw:text-style-name="P1" draw:layer="layout" svg:x1="13.6cm" svg:y1="23.25cm" svg:x2="14.2cm" svg:y2="23.25cm">
              <text:p/>
            </draw:line>
            <draw:line draw:style-name="gr11" draw:text-style-name="P1" draw:layer="layout" svg:x1="13.9cm" svg:y1="23.5cm" svg:x2="13.9cm" svg:y2="23cm">
              <text:p/>
            </draw:line>
          </draw:g>
          <draw:g draw:style-name="gr10">
            <draw:line draw:style-name="gr11" draw:text-style-name="P1" draw:layer="layout" svg:x1="10.8cm" svg:y1="25.55cm" svg:x2="11.4cm" svg:y2="25.55cm">
              <text:p/>
            </draw:line>
            <draw:line draw:style-name="gr11" draw:text-style-name="P1" draw:layer="layout" svg:x1="11.1cm" svg:y1="25.8cm" svg:x2="11.1cm" svg:y2="25.3cm">
              <text:p/>
            </draw:line>
          </draw:g>
          <draw:g draw:style-name="gr10">
            <draw:line draw:style-name="gr11" draw:text-style-name="P1" draw:layer="layout" svg:x1="12.2cm" svg:y1="25.55cm" svg:x2="12.8cm" svg:y2="25.55cm">
              <text:p/>
            </draw:line>
            <draw:line draw:style-name="gr11" draw:text-style-name="P1" draw:layer="layout" svg:x1="12.5cm" svg:y1="25.8cm" svg:x2="12.5cm" svg:y2="25.3cm">
              <text:p/>
            </draw:line>
          </draw:g>
          <draw:g draw:style-name="gr10">
            <draw:line draw:style-name="gr11" draw:text-style-name="P1" draw:layer="layout" svg:x1="13.6cm" svg:y1="25.55cm" svg:x2="14.2cm" svg:y2="25.55cm">
              <text:p/>
            </draw:line>
            <draw:line draw:style-name="gr11" draw:text-style-name="P1" draw:layer="layout" svg:x1="13.9cm" svg:y1="25.8cm" svg:x2="13.9cm" svg:y2="25.3cm">
              <text:p/>
            </draw:line>
          </draw:g>
          <draw:g draw:style-name="gr10">
            <draw:line draw:style-name="gr11" draw:text-style-name="P1" draw:layer="layout" svg:x1="10.8cm" svg:y1="24.4cm" svg:x2="11.4cm" svg:y2="24.4cm">
              <text:p/>
            </draw:line>
            <draw:line draw:style-name="gr11" draw:text-style-name="P1" draw:layer="layout" svg:x1="11.1cm" svg:y1="24.65cm" svg:x2="11.1cm" svg:y2="24.15cm">
              <text:p/>
            </draw:line>
          </draw:g>
          <draw:g draw:style-name="gr10">
            <draw:line draw:style-name="gr11" draw:text-style-name="P1" draw:layer="layout" svg:x1="12.2cm" svg:y1="24.4cm" svg:x2="12.8cm" svg:y2="24.4cm">
              <text:p/>
            </draw:line>
            <draw:line draw:style-name="gr11" draw:text-style-name="P1" draw:layer="layout" svg:x1="12.5cm" svg:y1="24.65cm" svg:x2="12.5cm" svg:y2="24.15cm">
              <text:p/>
            </draw:line>
          </draw:g>
          <draw:g draw:style-name="gr10">
            <draw:line draw:style-name="gr11" draw:text-style-name="P1" draw:layer="layout" svg:x1="13.6cm" svg:y1="24.4cm" svg:x2="14.2cm" svg:y2="24.4cm">
              <text:p/>
            </draw:line>
            <draw:line draw:style-name="gr11" draw:text-style-name="P1" draw:layer="layout" svg:x1="13.9cm" svg:y1="24.65cm" svg:x2="13.9cm" svg:y2="24.15cm">
              <text:p/>
            </draw:line>
          </draw:g>
        </draw:g>
        <draw:rect draw:style-name="gr8" draw:text-style-name="P8" draw:layer="layout" svg:width="4cm" svg:height="0.6cm" svg:x="10.5cm" svg:y="22cm">
          <text:p/>
        </draw:rect>
        <draw:rect draw:style-name="gr8" draw:text-style-name="P8" draw:layer="layout" svg:width="4cm" svg:height="3.6cm" svg:x="10.5cm" svg:y="22.6cm">
          <text:p/>
        </draw:rect>
        <draw:g draw:style-name="gr12">
          <draw:g draw:style-name="gr10">
            <draw:line draw:style-name="gr11" draw:text-style-name="P1" draw:layer="layout" svg:x1="15.3cm" svg:y1="23.25cm" svg:x2="15.9cm" svg:y2="23.25cm">
              <text:p/>
            </draw:line>
            <draw:line draw:style-name="gr11" draw:text-style-name="P1" draw:layer="layout" svg:x1="15.6cm" svg:y1="23.5cm" svg:x2="15.6cm" svg:y2="23cm">
              <text:p/>
            </draw:line>
          </draw:g>
          <draw:g draw:style-name="gr10">
            <draw:line draw:style-name="gr11" draw:text-style-name="P1" draw:layer="layout" svg:x1="16.7cm" svg:y1="23.25cm" svg:x2="17.3cm" svg:y2="23.25cm">
              <text:p/>
            </draw:line>
            <draw:line draw:style-name="gr11" draw:text-style-name="P1" draw:layer="layout" svg:x1="17cm" svg:y1="23.5cm" svg:x2="17cm" svg:y2="23cm">
              <text:p/>
            </draw:line>
          </draw:g>
          <draw:g draw:style-name="gr10">
            <draw:line draw:style-name="gr11" draw:text-style-name="P1" draw:layer="layout" svg:x1="18.1cm" svg:y1="23.25cm" svg:x2="18.7cm" svg:y2="23.25cm">
              <text:p/>
            </draw:line>
            <draw:line draw:style-name="gr11" draw:text-style-name="P1" draw:layer="layout" svg:x1="18.4cm" svg:y1="23.5cm" svg:x2="18.4cm" svg:y2="23cm">
              <text:p/>
            </draw:line>
          </draw:g>
          <draw:g draw:style-name="gr10">
            <draw:line draw:style-name="gr11" draw:text-style-name="P1" draw:layer="layout" svg:x1="15.3cm" svg:y1="25.55cm" svg:x2="15.9cm" svg:y2="25.55cm">
              <text:p/>
            </draw:line>
            <draw:line draw:style-name="gr11" draw:text-style-name="P1" draw:layer="layout" svg:x1="15.6cm" svg:y1="25.8cm" svg:x2="15.6cm" svg:y2="25.3cm">
              <text:p/>
            </draw:line>
          </draw:g>
          <draw:g draw:style-name="gr10">
            <draw:line draw:style-name="gr11" draw:text-style-name="P1" draw:layer="layout" svg:x1="16.7cm" svg:y1="25.55cm" svg:x2="17.3cm" svg:y2="25.55cm">
              <text:p/>
            </draw:line>
            <draw:line draw:style-name="gr11" draw:text-style-name="P1" draw:layer="layout" svg:x1="17cm" svg:y1="25.8cm" svg:x2="17cm" svg:y2="25.3cm">
              <text:p/>
            </draw:line>
          </draw:g>
          <draw:g draw:style-name="gr10">
            <draw:line draw:style-name="gr11" draw:text-style-name="P1" draw:layer="layout" svg:x1="18.1cm" svg:y1="25.55cm" svg:x2="18.7cm" svg:y2="25.55cm">
              <text:p/>
            </draw:line>
            <draw:line draw:style-name="gr11" draw:text-style-name="P1" draw:layer="layout" svg:x1="18.4cm" svg:y1="25.8cm" svg:x2="18.4cm" svg:y2="25.3cm">
              <text:p/>
            </draw:line>
          </draw:g>
          <draw:g draw:style-name="gr10">
            <draw:line draw:style-name="gr11" draw:text-style-name="P1" draw:layer="layout" svg:x1="15.3cm" svg:y1="24.4cm" svg:x2="15.9cm" svg:y2="24.4cm">
              <text:p/>
            </draw:line>
            <draw:line draw:style-name="gr11" draw:text-style-name="P1" draw:layer="layout" svg:x1="15.6cm" svg:y1="24.65cm" svg:x2="15.6cm" svg:y2="24.15cm">
              <text:p/>
            </draw:line>
          </draw:g>
          <draw:g draw:style-name="gr10">
            <draw:line draw:style-name="gr11" draw:text-style-name="P1" draw:layer="layout" svg:x1="16.7cm" svg:y1="24.4cm" svg:x2="17.3cm" svg:y2="24.4cm">
              <text:p/>
            </draw:line>
            <draw:line draw:style-name="gr11" draw:text-style-name="P1" draw:layer="layout" svg:x1="17cm" svg:y1="24.65cm" svg:x2="17cm" svg:y2="24.15cm">
              <text:p/>
            </draw:line>
          </draw:g>
          <draw:g draw:style-name="gr10">
            <draw:line draw:style-name="gr11" draw:text-style-name="P1" draw:layer="layout" svg:x1="18.1cm" svg:y1="24.4cm" svg:x2="18.7cm" svg:y2="24.4cm">
              <text:p/>
            </draw:line>
            <draw:line draw:style-name="gr11" draw:text-style-name="P1" draw:layer="layout" svg:x1="18.4cm" svg:y1="24.65cm" svg:x2="18.4cm" svg:y2="24.15cm">
              <text:p/>
            </draw:line>
          </draw:g>
        </draw:g>
        <draw:rect draw:style-name="gr8" draw:text-style-name="P8" draw:layer="layout" svg:width="4cm" svg:height="0.6cm" svg:x="15cm" svg:y="22cm">
          <text:p/>
        </draw:rect>
        <draw:rect draw:style-name="gr8" draw:text-style-name="P8" draw:layer="layout" svg:width="4cm" svg:height="3.6cm" svg:x="15cm" svg:y="22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1-31T09:05:44.303000000</dc:date>
    <meta:editing-duration>P5DT8H16M42S</meta:editing-duration>
    <meta:editing-cycles>368</meta:editing-cycles>
    <meta:generator>LibreOffice/24.8.4.2$Windows_X86_64 LibreOffice_project/bb3cfa12c7b1bf994ecc5649a80400d06cd71002</meta:generator>
    <meta:print-date>2025-01-31T09:15:32.580000000</meta:print-date>
    <meta:document-statistic meta:object-count="604"/>
  </office:meta>
</office:document-meta>
</file>